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1cm" fo:margin-left="0.06cm" table:align="left" style:may-break-between-rows="true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2cm"/>
    </style:style>
    <style:style style:name="Table1.L" style:family="table-column">
      <style:table-column-properties style:column-width="2.004cm"/>
    </style:style>
    <style:style style:name="Table1.M" style:family="table-column">
      <style:table-column-properties style:column-width="0.1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2pt" officeooo:paragraph-rsid="0013cfa7" style:font-size-asian="2pt" style:font-size-complex="2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13cfa7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9430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34cc4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98db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baca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6pt" fo:font-style="normal" fo:font-weight="normal" officeooo:paragraph-rsid="004fc61f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4pt" fo:font-style="normal" fo:font-weight="normal" officeooo:rsid="004ca2a6" officeooo:paragraph-rsid="00534264" style:font-name-asian="Times New Roman" style:font-size-asian="4pt" style:font-style-asian="normal" style:font-weight-asian="normal" style:font-name-complex="Times New Roman" style:font-size-complex="4pt" style:font-style-complex="normal" style:font-weight-complex="normal" text:display="true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20pt" fo:font-style="normal" fo:font-weight="normal" officeooo:rsid="005148e5" officeooo:paragraph-rsid="005148e5" style:font-name-asian="Times New Roman" style:font-size-asian="20pt" style:font-style-asian="normal" style:font-weight-asian="normal" style:font-name-complex="Times New Roman" style:font-size-complex="20pt" style:font-style-complex="normal" style:font-weight-complex="normal" text:display="true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4pt" fo:font-style="normal" fo:font-weight="normal" officeooo:rsid="004ca2a6" officeooo:paragraph-rsid="00534264" style:font-name-asian="Times New Roman" style:font-size-asian="4pt" style:font-style-asian="normal" style:font-weight-asian="normal" style:font-name-complex="Times New Roman" style:font-size-complex="4pt" style:font-style-complex="normal" style:font-weight-complex="normal" text:display="true" style:text-overline-style="none" style:text-overline-color="font-color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4pt" fo:font-style="normal" fo:font-weight="normal" officeooo:rsid="004ca2a6" officeooo:paragraph-rsid="00537800" style:font-name-asian="Times New Roman" style:font-size-asian="4pt" style:font-style-asian="normal" style:font-weight-asian="normal" style:font-name-complex="Times New Roman" style:font-size-complex="4pt" style:font-style-complex="normal" style:font-weight-complex="normal" text:display="true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4pt" fo:font-style="normal" fo:font-weight="normal" officeooo:rsid="004ca2a6" officeooo:paragraph-rsid="00537800" style:font-name-asian="Times New Roman" style:font-size-asian="4pt" style:font-style-asian="normal" style:font-weight-asian="normal" style:font-name-complex="Times New Roman" style:font-size-complex="4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L"/>
        <table:table-column table:style-name="Table1.M"/>
        <table:table-header-rows>
          <table:table-row table:style-name="Table1.1">
            <table:table-cell table:style-name="Table1.A1" table:number-columns-spanned="12" office:value-type="string">
              <text:p text:style-name="P3"><text:placeholder text:placeholder-type="text">&lt;for each="label_group in labels(group_length=6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M1" office:value-type="string">
              <text:p text:style-name="P3"/>
            </table:table-cell>
          </table:table-row>
        </table:table-header-rows>
        <table:table-row table:style-name="Table1.1">
          <table:table-cell table:style-name="Table1.A2" office:value-type="string">
            <text:p text:style-name="P4"><draw:frame draw:style-name="fr1" draw:name="image: asimage(qr(label_group[0]['default_code']),None,1.1,1.1,'cm')" text:anchor-type="as-char" svg:width="1.101cm" svg:height="1.101cm" draw:z-index="0"><draw:text-box><text:p text:style-name="P1"/></draw:text-box></draw:frame></text:p>
          </table:table-cell>
          <table:table-cell table:style-name="Table1.A2" office:value-type="string">
            <text:p text:style-name="P7"><text:bookmark-start text:name="__DdeLink__132_280472606"/><text:placeholder text:placeholder-type="text">&lt;label_group[0]['default_code']&gt;</text:placeholder><text:bookmark-end text:name="__DdeLink__132_280472606"/></text:p>
            <text:p text:style-name="P10">CAT A: <text:bookmark-start text:name="__DdeLink__94_759559976"/><text:placeholder text:placeholder-type="text">&lt;label_group[0]['price_A']&gt;</text:placeholder><text:bookmark-end text:name="__DdeLink__94_759559976"/></text:p>
            <text:p text:style-name="P10">CAT B:<text:placeholder text:placeholder-type="text">&lt;label_group[0]['price_B']&gt;</text:placeholder></text:p>
            <text:p text:style-name="P12">CAT C: <text:placeholder text:placeholder-type="text">&lt;label_group[0]['price_C']&gt;</text:placeholder></text:p>
            <text:p text:style-name="P12">CAT D:<text:placeholder text:placeholder-type="text">&lt;label_group[0]['price_D']&gt;</text:placeholder></text:p>
          </table:table-cell>
          <table:table-cell table:style-name="Table1.A2" office:value-type="string">
            <text:p text:style-name="P6"><draw:frame draw:style-name="fr2" draw:name="image: asimage(qr(label_group[1]['default_code']),None,1.1,1.1,'cm')" text:anchor-type="as-char" svg:width="1.101cm" svg:height="1.101cm" draw:z-index="1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1]['default_code']&gt;</text:placeholder></text:p>
            <text:p text:style-name="P13">CAT A: <text:bookmark-start text:name="__DdeLink__94_7595599761"/><text:placeholder text:placeholder-type="text">&lt;label_group[1]['price_A']&gt;</text:placeholder><text:bookmark-end text:name="__DdeLink__94_7595599761"/></text:p>
            <text:p text:style-name="P13">CAT B:<text:placeholder text:placeholder-type="text">&lt;label_group[1]['price_B']&gt;</text:placeholder></text:p>
            <text:p text:style-name="P14">CAT C: <text:placeholder text:placeholder-type="text">&lt;label_group[1]['price_C']&gt;</text:placeholder></text:p>
            <text:p text:style-name="P14">CAT D:<text:placeholder text:placeholder-type="text">&lt;label_group[1]['price_D']&gt;</text:placeholder></text:p>
          </table:table-cell>
          <table:table-cell table:style-name="Table1.A2" office:value-type="string">
            <text:p text:style-name="P6"><draw:frame draw:style-name="fr2" draw:name="image: asimage(qr(label_group[2]['default_code']),None,1.1,1.1,'cm')" text:anchor-type="as-char" svg:width="1.101cm" svg:height="1.101cm" draw:z-index="2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2]['default_code']&gt;</text:placeholder></text:p>
            <text:p text:style-name="P13">CAT A: <text:bookmark-start text:name="__DdeLink__94_7595599762"/><text:placeholder text:placeholder-type="text">&lt;label_group[2]['price_A']&gt;</text:placeholder><text:bookmark-end text:name="__DdeLink__94_7595599762"/></text:p>
            <text:p text:style-name="P13">CAT B:<text:placeholder text:placeholder-type="text">&lt;label_group[2]['price_B']&gt;</text:placeholder></text:p>
            <text:p text:style-name="P14">CAT C: <text:placeholder text:placeholder-type="text">&lt;label_group[2]['price_C']&gt;</text:placeholder></text:p>
            <text:p text:style-name="P14">CAT D:<text:placeholder text:placeholder-type="text">&lt;label_group[2]['price_D']&gt;</text:placeholder></text:p>
          </table:table-cell>
          <table:table-cell table:style-name="Table1.A2" office:value-type="string">
            <text:p text:style-name="P5"><draw:frame draw:style-name="fr2" draw:name="image: asimage(qr(label_group[3]['default_code']),None,1.1,1.1,'cm')" text:anchor-type="as-char" svg:width="1.101cm" svg:height="1.101cm" draw:z-index="3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3]['default_code']&gt;</text:placeholder></text:p>
            <text:p text:style-name="P13">CAT A: <text:bookmark-start text:name="__DdeLink__94_7595599763"/><text:placeholder text:placeholder-type="text">&lt;label_group[3]['price_A']&gt;</text:placeholder><text:bookmark-end text:name="__DdeLink__94_7595599763"/></text:p>
            <text:p text:style-name="P13">CAT B:<text:placeholder text:placeholder-type="text">&lt;label_group[3]['price_B']&gt;</text:placeholder></text:p>
            <text:p text:style-name="P14">CAT C: <text:placeholder text:placeholder-type="text">&lt;label_group[3]['price_C']&gt;</text:placeholder></text:p>
            <text:p text:style-name="P14">CAT D:<text:placeholder text:placeholder-type="text">&lt;label_group[3]['price_D']&gt;</text:placeholder></text:p>
          </table:table-cell>
          <table:table-cell table:style-name="Table1.A2" office:value-type="string">
            <text:p text:style-name="P5"><draw:frame draw:style-name="fr2" draw:name="image: asimage(qr(label_group[4]['default_code']),None,1.1,1.1,'cm')" text:anchor-type="as-char" svg:width="1.101cm" svg:height="1.101cm" draw:z-index="4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4]['default_code']&gt;</text:placeholder></text:p>
            <text:p text:style-name="P13">CAT A: <text:bookmark-start text:name="__DdeLink__94_7595599764"/><text:placeholder text:placeholder-type="text">&lt;label_group[4]['price_A']&gt;</text:placeholder><text:bookmark-end text:name="__DdeLink__94_7595599764"/></text:p>
            <text:p text:style-name="P13">CAT B:<text:placeholder text:placeholder-type="text">&lt;label_group[4]['price_B']&gt;</text:placeholder></text:p>
            <text:p text:style-name="P14">CAT C: <text:placeholder text:placeholder-type="text">&lt;label_group[4]['price_C']&gt;</text:placeholder></text:p>
            <text:p text:style-name="P14">CAT D:<text:placeholder text:placeholder-type="text">&lt;label_group[4]['price_D']&gt;</text:placeholder></text:p>
          </table:table-cell>
          <table:table-cell table:style-name="Table1.A2" office:value-type="string">
            <text:p text:style-name="P5"><draw:frame draw:style-name="fr2" draw:name="image: asimage(qr(label_group[5]['default_code']),None,1.1,1.1,'cm')" text:anchor-type="as-char" svg:width="1.101cm" svg:height="1.101cm" draw:z-index="5"><draw:text-box><text:p text:style-name="P1"/></draw:text-box></draw:frame></text:p>
          </table:table-cell>
          <table:table-cell table:style-name="Table1.A2" office:value-type="string">
            <text:p text:style-name="P8"><text:placeholder text:placeholder-type="text">&lt;label_group[5]['default_code']&gt;</text:placeholder></text:p>
            <text:p text:style-name="P13">CAT A: <text:bookmark-start text:name="__DdeLink__94_7595599765"/><text:placeholder text:placeholder-type="text">&lt;label_group[5]['price_A']&gt;</text:placeholder><text:bookmark-end text:name="__DdeLink__94_7595599765"/></text:p>
            <text:p text:style-name="P13">CAT B:<text:placeholder text:placeholder-type="text">&lt;label_group[5]['price_B']&gt;</text:placeholder></text:p>
            <text:p text:style-name="P14">CAT C: <text:placeholder text:placeholder-type="text">&lt;label_group[5]['price_C']&gt;</text:placeholder></text:p>
            <text:p text:style-name="P14">CAT D:<text:placeholder text:placeholder-type="text">&lt;label_group[5]['price_D']&gt;</text:placeholder></text:p>
          </table:table-cell>
          <table:table-cell table:style-name="Table1.M2" office:value-type="string">
            <text:p text:style-name="P8"/>
          </table:table-cell>
        </table:table-row>
        <table:table-row table:style-name="Table1.1">
          <table:table-cell table:style-name="Table1.A2" table:number-columns-spanned="2" office:value-type="string">
            <text:p text:style-name="P9"><text:placeholder text:placeholder-type="text">&lt;label_group[0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1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2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3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4]['name']&gt;</text:placeholder></text:p>
          </table:table-cell>
          <table:covered-table-cell/>
          <table:table-cell table:style-name="Table1.A2" table:number-columns-spanned="2" office:value-type="string">
            <text:p text:style-name="P9"><text:placeholder text:placeholder-type="text">&lt;label_group[5]['name']&gt;</text:placeholder></text:p>
          </table:table-cell>
          <table:covered-table-cell/>
          <table:table-cell table:style-name="Table1.M2" office:value-type="string">
            <text:p text:style-name="P11">i</text:p>
          </table:table-cell>
        </table:table-row>
        <table:table-row table:style-name="Table1.1">
          <table:table-cell table:style-name="Table1.A2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101cm" fo:margin-left="0.57cm" fo:margin-right="0.0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8-16T10:53:10.193739296</dc:date>
    <meta:editing-duration>PT4H40M50S</meta:editing-duration>
    <meta:editing-cycles>52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78" meta:character-count="1197" meta:non-whitespace-character-count="1158"/>
  </office:meta>
</office:document-meta>
</file>